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font-weight="bold" style:text-underline-style="solid" style:text-underline-type="single"/>
    </style:style>
    <style:style style:name="T2" style:family="text">
      <style:text-properties fo:font-weight="bold"/>
    </style:style>
    <style:style style:name="T3" style:family="text">
      <style:text-properties fo:background-color="transparent" fo:font-family="Sans Serif" fo:font-style="italic" fo:font-weight="bold" style:text-line-through-style="none" style:text-line-through-type="none" style:text-underline-color="font-color" style:text-underline-style="solid" style:text-underline-type="single"/>
    </style:style>
    <style:style style:name="T4" style:family="text">
      <style:text-properties fo:background-color="transparent" fo:font-family="Sans Serif" style:text-line-through-style="none" style:text-line-through-type="none" style:text-underline-color="font-color" style:text-underline-style="none" style:text-underline-type="none"/>
    </style:style>
    <style:style style:name="T5" style:family="text">
      <style:text-properties fo:font-family="Courier New,courier" style:font-pitch="fixed"/>
    </style:style>
    <style:style style:name="T6" style:family="text">
      <style:text-properties fo:background-color="transparent" fo:font-size="8.000000000000000pt" fo:font-style="normal" fo:font-variant="normal" fo:font-weight="normal" fo:text-transform="none" style:text-line-through-style="none" style:text-line-through-type="none" style:text-underline-color="font-color" style:text-underline-style="none" style:text-underline-type="none"/>
    </style:style>
    <style:style style:name="T7" style:family="text">
      <style:text-properties fo:background-color="transparent" fo:font-family="Sans Serif" fo:font-size="8.000000000000000pt" fo:font-style="normal" fo:font-variant="normal" fo:font-weight="normal" fo:text-transform="none" style:font-pitch="fixed" style:text-line-through-style="none" style:text-line-through-type="none" style:text-underline-color="font-color" style:text-underline-style="none" style:text-underline-type="none"/>
    </style:style>
    <style:style style:name="P1" style:family="paragraph">
      <style:paragraph-properties fo:margin-bottom="12.000000000000000pt" fo:margin-top="12.000000000000000pt"/>
      <style:text-properties fo:color="#000000" fo:font-family="Verdana,Helvetica,Arial,sans-serif" fo:font-size="12.000000000000000pt" fo:font-style="normal" fo:font-variant="normal" fo:font-weight="100" fo:text-transform="none"/>
    </style:style>
    <style:style style:name="P2" style:family="paragraph">
      <style:paragraph-properties fo:margin-top="12.000000000000000pt"/>
      <style:text-properties fo:color="#000000" fo:font-family="Verdana,Helvetica,Arial,sans-serif" fo:font-size="12.000000000000000pt" fo:font-style="normal" fo:font-variant="normal" fo:font-weight="100" fo:text-transform="none"/>
    </style:style>
    <style:style style:name="P3" style:family="paragraph">
      <style:text-properties fo:color="#000000" fo:font-family="Verdana,Helvetica,Arial,sans-serif" fo:font-size="12.000000000000000pt" fo:font-style="normal" fo:font-variant="normal" fo:font-weight="100" fo:text-transform="none"/>
    </style:style>
    <style:style style:name="P4" style:family="paragraph">
      <style:paragraph-properties fo:margin-bottom="12.000000000000000pt"/>
      <style:text-properties fo:color="#000000" fo:font-family="Verdana,Helvetica,Arial,sans-serif" fo:font-size="12.000000000000000pt" fo:font-style="normal" fo:font-variant="normal" fo:font-weight="100" fo:text-transform="none"/>
    </style:style>
    <style:style style:name="P5" style:family="paragraph">
      <style:text-properties fo:color="#333333" fo:font-family="Verdana,Helvetica,Arial,sans-serif" fo:font-size="12.000000000000000pt" fo:font-style="normal" fo:font-variant="normal" fo:font-weight="bold" fo:text-transform="none"/>
    </style:style>
    <style:style style:name="P6" style:family="paragraph">
      <style:text-properties fo:background-color="#ffffff" fo:color="#000000" fo:font-family="Verdana,Helvetica,Arial,sans-serif" fo:font-size="12.000000000000000pt" fo:font-style="normal" fo:font-variant="normal" fo:font-weight="100" fo:text-transform="none"/>
    </style:style>
    <style:style style:name="P7" style:family="paragraph">
      <style:text-properties fo:color="#000000" fo:font-family="Sans Serif" fo:font-size="12.000000000000000pt"/>
    </style:style>
    <style:style style:name="P8" style:parent-style-name="Standard" style:family="paragraph">
      <style:paragraph-properties fo:margin-left="0.000000000000000pt" fo:margin-right="0.000000000000000pt" style:page-number="1" style:tab-stop-distance="42.519758699999997pt" style:writing-mode="lr"/>
    </style:style>
    <style:style style:name="P9" style:family="paragraph">
      <style:paragraph-properties fo:keep-together="always" fo:margin-bottom="12.000000000000000pt"/>
      <style:text-properties fo:color="#000000" fo:font-family="Courier New,courier" fo:font-size="12.000000000000000pt" style:font-pitch="fixed"/>
    </style:style>
    <style:style style:name="P10" style:parent-style-name="Standard" style:family="paragraph" style:master-page-name="Standard">
      <style:paragraph-properties fo:margin-left="0.000000000000000pt" fo:margin-right="0.000000000000000pt" style:page-number="1" style:tab-stop-distance="42.519758699999997pt" style:writing-mode="lr"/>
    </style:style>
    <style:style style:name="P11" style:family="paragraph">
      <style:paragraph-properties fo:margin-bottom="12.000000000000000pt" fo:margin-top="16.000000000000000pt"/>
      <style:text-properties fo:color="#000000" fo:font-family="Sans Serif" fo:font-size="12.000000000000000pt" fo:font-weight="bold"/>
    </style:style>
    <style:style style:name="P12" style:family="paragraph">
      <style:paragraph-properties fo:margin-bottom="12.000000000000000pt" fo:margin-top="12.000000000000000pt"/>
      <style:text-properties fo:color="#000000" fo:font-family="Sans Serif" fo:font-size="12.000000000000000pt"/>
    </style:style>
    <style:style style:name="P13" style:family="paragraph">
      <style:paragraph-properties fo:margin-top="12.000000000000000pt"/>
      <style:text-properties fo:color="#000000" fo:font-family="Sans Serif" fo:font-size="12.000000000000000pt"/>
    </style:style>
    <style:style style:name="P14" style:family="paragraph">
      <style:paragraph-properties fo:margin-bottom="12.000000000000000pt"/>
      <style:text-properties fo:color="#000000" fo:font-family="Sans Serif" fo:font-size="12.000000000000000pt"/>
    </style:style>
    <style:style style:name="P15" style:family="paragraph">
      <style:paragraph-properties fo:keep-together="always" fo:margin-top="12.000000000000000pt"/>
      <style:text-properties fo:color="#000000" fo:font-family="Courier New,courier" fo:font-size="12.000000000000000pt" style:font-pitch="fixed"/>
    </style:style>
    <style:style style:name="P16" style:family="paragraph">
      <style:paragraph-properties fo:keep-together="always"/>
      <style:text-properties fo:color="#000000" fo:font-family="Courier New,courier" fo:font-size="12.000000000000000pt" style:font-pitch="fixed"/>
    </style:style>
    <style:style style:name="P17" style:family="paragraph">
      <style:text-properties fo:color="#000000" fo:font-family="Sans Serif" fo:font-size="12.000000000000000pt" fo:font-weight="bold"/>
    </style:style>
    <text:list-style style:name="L71111111111111" style:display-name="L7111111111111">
      <text:list-level-style-bullet text:bullet-char="●" text:level="1">
        <style:list-level-properties text:list-level-position-and-space-mode="label-alignment" fo:text-align="start">
          <style:list-level-label-alignment text:label-followed-by="listtab" text:list-tab-stop-position="30.00000000000pt" fo:text-indent="10.00000000000pt" fo:margin-left="20.00000000000pt"/>
        </style:list-level-properties>
      </text:list-level-style-bullet>
      <text:list-level-style-number text:start-value="1" text:display-levels="1" style:num-format="1" text:level="2" style:num-suffix=".">
        <style:list-level-properties text:list-level-position-and-space-mode="label-alignment" fo:text-align="start">
          <style:list-level-label-alignment text:label-followed-by="listtab" text:list-tab-stop-position="40.00000000000pt" fo:text-indent="10.00000000000pt" fo:margin-left="30.00000000000pt"/>
        </style:list-level-properties>
      </text:list-level-style-number>
      <text:list-level-style-number text:start-value="1" text:display-levels="1" style:num-format="1" text:level="3" style:num-suffix=".">
        <style:list-level-properties text:list-level-position-and-space-mode="label-alignment" fo:text-align="start">
          <style:list-level-label-alignment text:label-followed-by="listtab" text:list-tab-stop-position="50.00000000000pt" fo:text-indent="10.00000000000pt" fo:margin-left="40.00000000000pt"/>
        </style:list-level-properties>
      </text:list-level-style-number>
      <text:list-level-style-number text:start-value="1" text:display-levels="1" style:num-format="1" text:level="4" style:num-suffix=".">
        <style:list-level-properties text:list-level-position-and-space-mode="label-alignment" fo:text-align="start">
          <style:list-level-label-alignment text:label-followed-by="listtab" text:list-tab-stop-position="60.00000000000pt" fo:text-indent="10.00000000000pt" fo:margin-left="50.00000000000pt"/>
        </style:list-level-properties>
      </text:list-level-style-number>
      <text:list-level-style-number text:start-value="1" text:display-levels="1" style:num-format="1" text:level="5" style:num-suffix=".">
        <style:list-level-properties text:list-level-position-and-space-mode="label-alignment" fo:text-align="start">
          <style:list-level-label-alignment text:label-followed-by="listtab" text:list-tab-stop-position="70.00000000000pt" fo:text-indent="10.00000000000pt" fo:margin-left="60.00000000000pt"/>
        </style:list-level-properties>
      </text:list-level-style-number>
      <text:list-level-style-number text:start-value="1" text:display-levels="1" style:num-format="1" text:level="6" style:num-suffix=".">
        <style:list-level-properties text:list-level-position-and-space-mode="label-alignment" fo:text-align="start">
          <style:list-level-label-alignment text:label-followed-by="listtab" text:list-tab-stop-position="80.00000000000pt" fo:text-indent="10.00000000000pt" fo:margin-left="70.00000000000pt"/>
        </style:list-level-properties>
      </text:list-level-style-number>
      <text:list-level-style-number text:start-value="1" text:display-levels="1" style:num-format="1" text:level="7" style:num-suffix=".">
        <style:list-level-properties text:list-level-position-and-space-mode="label-alignment" fo:text-align="start">
          <style:list-level-label-alignment text:label-followed-by="listtab" text:list-tab-stop-position="90.00000000000pt" fo:text-indent="10.00000000000pt" fo:margin-left="80.00000000000pt"/>
        </style:list-level-properties>
      </text:list-level-style-number>
      <text:list-level-style-number text:start-value="1" text:display-levels="1" style:num-format="1" text:level="8" style:num-suffix=".">
        <style:list-level-properties text:list-level-position-and-space-mode="label-alignment" fo:text-align="start">
          <style:list-level-label-alignment text:label-followed-by="listtab" text:list-tab-stop-position="100.00000000000pt" fo:text-indent="10.00000000000pt" fo:margin-left="90.00000000000pt"/>
        </style:list-level-properties>
      </text:list-level-style-number>
      <text:list-level-style-number text:start-value="1" text:display-levels="1" style:num-format="1" text:level="9" style:num-suffix=".">
        <style:list-level-properties text:list-level-position-and-space-mode="label-alignment" fo:text-align="start">
          <style:list-level-label-alignment text:label-followed-by="listtab" text:list-tab-stop-position="110.00000000000pt" fo:text-indent="10.00000000000pt" fo:margin-left="100.00000000000pt"/>
        </style:list-level-properties>
      </text:list-level-style-number>
      <text:list-level-style-number text:start-value="1" text:display-levels="1" style:num-format="1" text:level="10" style:num-suffix=".">
        <style:list-level-properties text:list-level-position-and-space-mode="label-alignment" fo:text-align="start">
          <style:list-level-label-alignment text:label-followed-by="listtab" text:list-tab-stop-position="120.00000000000pt" fo:text-indent="10.00000000000pt" fo:margin-left="110.00000000000pt"/>
        </style:list-level-properties>
      </text:list-level-style-number>
    </text:list-style>
    <text:list-style style:name="L71111" style:display-name="L7111">
      <text:list-level-style-bullet text:bullet-char="●" text:level="1">
        <style:list-level-properties text:list-level-position-and-space-mode="label-alignment" fo:text-align="start">
          <style:list-level-label-alignment text:label-followed-by="listtab" text:list-tab-stop-position="30.00000000000pt" fo:text-indent="10.00000000000pt" fo:margin-left="20.00000000000pt"/>
        </style:list-level-properties>
      </text:list-level-style-bullet>
      <text:list-level-style-number text:start-value="1" text:display-levels="1" style:num-format="1" text:level="2" style:num-suffix=".">
        <style:list-level-properties text:list-level-position-and-space-mode="label-alignment" fo:text-align="start">
          <style:list-level-label-alignment text:label-followed-by="listtab" text:list-tab-stop-position="40.00000000000pt" fo:text-indent="10.00000000000pt" fo:margin-left="30.00000000000pt"/>
        </style:list-level-properties>
      </text:list-level-style-number>
      <text:list-level-style-number text:start-value="1" text:display-levels="1" style:num-format="1" text:level="3" style:num-suffix=".">
        <style:list-level-properties text:list-level-position-and-space-mode="label-alignment" fo:text-align="start">
          <style:list-level-label-alignment text:label-followed-by="listtab" text:list-tab-stop-position="50.00000000000pt" fo:text-indent="10.00000000000pt" fo:margin-left="40.00000000000pt"/>
        </style:list-level-properties>
      </text:list-level-style-number>
      <text:list-level-style-number text:start-value="1" text:display-levels="1" style:num-format="1" text:level="4" style:num-suffix=".">
        <style:list-level-properties text:list-level-position-and-space-mode="label-alignment" fo:text-align="start">
          <style:list-level-label-alignment text:label-followed-by="listtab" text:list-tab-stop-position="60.00000000000pt" fo:text-indent="10.00000000000pt" fo:margin-left="50.00000000000pt"/>
        </style:list-level-properties>
      </text:list-level-style-number>
      <text:list-level-style-number text:start-value="1" text:display-levels="1" style:num-format="1" text:level="5" style:num-suffix=".">
        <style:list-level-properties text:list-level-position-and-space-mode="label-alignment" fo:text-align="start">
          <style:list-level-label-alignment text:label-followed-by="listtab" text:list-tab-stop-position="70.00000000000pt" fo:text-indent="10.00000000000pt" fo:margin-left="60.00000000000pt"/>
        </style:list-level-properties>
      </text:list-level-style-number>
      <text:list-level-style-number text:start-value="1" text:display-levels="1" style:num-format="1" text:level="6" style:num-suffix=".">
        <style:list-level-properties text:list-level-position-and-space-mode="label-alignment" fo:text-align="start">
          <style:list-level-label-alignment text:label-followed-by="listtab" text:list-tab-stop-position="80.00000000000pt" fo:text-indent="10.00000000000pt" fo:margin-left="70.00000000000pt"/>
        </style:list-level-properties>
      </text:list-level-style-number>
      <text:list-level-style-number text:start-value="1" text:display-levels="1" style:num-format="1" text:level="7" style:num-suffix=".">
        <style:list-level-properties text:list-level-position-and-space-mode="label-alignment" fo:text-align="start">
          <style:list-level-label-alignment text:label-followed-by="listtab" text:list-tab-stop-position="90.00000000000pt" fo:text-indent="10.00000000000pt" fo:margin-left="80.00000000000pt"/>
        </style:list-level-properties>
      </text:list-level-style-number>
      <text:list-level-style-number text:start-value="1" text:display-levels="1" style:num-format="1" text:level="8" style:num-suffix=".">
        <style:list-level-properties text:list-level-position-and-space-mode="label-alignment" fo:text-align="start">
          <style:list-level-label-alignment text:label-followed-by="listtab" text:list-tab-stop-position="100.00000000000pt" fo:text-indent="10.00000000000pt" fo:margin-left="90.00000000000pt"/>
        </style:list-level-properties>
      </text:list-level-style-number>
      <text:list-level-style-number text:start-value="1" text:display-levels="1" style:num-format="1" text:level="9" style:num-suffix=".">
        <style:list-level-properties text:list-level-position-and-space-mode="label-alignment" fo:text-align="start">
          <style:list-level-label-alignment text:label-followed-by="listtab" text:list-tab-stop-position="110.00000000000pt" fo:text-indent="10.00000000000pt" fo:margin-left="100.00000000000pt"/>
        </style:list-level-properties>
      </text:list-level-style-number>
      <text:list-level-style-number text:start-value="1" text:display-levels="1" style:num-format="1" text:level="10" style:num-suffix=".">
        <style:list-level-properties text:list-level-position-and-space-mode="label-alignment" fo:text-align="start">
          <style:list-level-label-alignment text:label-followed-by="listtab" text:list-tab-stop-position="120.00000000000pt" fo:text-indent="10.00000000000pt" fo:margin-left="110.00000000000pt"/>
        </style:list-level-properties>
      </text:list-level-style-number>
    </text:list-style>
  </office:automatic-styles>
  <office:body>
    <office:text>
      <text:tracked-changes text:track-changes="false"/>
      <text:p text:style-name="P1">Loctronix &amp; the USRP1 (USB Support for ASR-2300)<text:line-break/>August 27, 2013.</text:p>
      <text:p text:style-name="P1">CMAKE_FLAG1=-g3 -O0 -DCMAKE_BUILD_TYPE=Debug</text:p>
      <text:p text:style-name="P1">in the gnuradio/src directory:<text:line-break/>./build-gnuradio -extra uhd_device</text:p>
      <text:p text:style-name="P1"><text:span text:style-name="T1">Running the Eclipse A2300Identify Application (by Loctronix).<text:line-break/></text:span>This project requires you to a) run as root (if you do not have the driver properly installed) and b) identify the library location as follows:</text:p>
      <text:p text:style-name="P1">Workspace: /home/chris/Projects/WksAsr2300/pkgs/OpenSource/host/</text:p>
      <text:p text:style-name="P1">&gt; Under Eclipse | Run | Run Configurations (or Debug | Debug Config):<text:line-break/>1. Select C/C++ Application.<text:line-break/>2. Select the "Environment" Tab<text:line-break/>3. Enter an "Environment" parameter called "LD_LIBRARY_PATH" like this:<text:line-break/>/home/chris/Projects/WksAsr2300/pkgs/OpenSource/host/lib/A2300Usb/Debug/<text:line-break/>4. Enter an "Environment" parameter called "UHD_MODULE_PATH"<text:line-break/>/home/chris/Projects/WksAsr2300/pkgs/OpenSource/host/lib/UhdAdaptor/Debug/libUhdAdaptor.so<text:line-break/>4. Add a value to the library location, for example:<text:line-break/>/home/chris/Projects/WksAsr2300/pkgs/OpenSource/host/lib/A2300Usb/Debug/</text:p>
      <text:p text:style-name="P1"><text:span text:style-name="T1">Gnuradio Installation Notes</text:span></text:p>
      <text:p text:style-name="P1">Post Installation Notes<text:line-break/>After installing the gnuradio package I added the following lines to .bash_profile:<text:line-break/>export PATH<text:line-break/>export LD_LIBRARY_PATH=/home/chris/Projects/gnuradio/src/uhd/host/build/lib<text:line-break/>export PYTHONPATH=/usr/local/lib64/python2.7/site-packages</text:p>
      <text:p text:style-name="P1">We probably have to add to the LD_LIBRARY_PATH our new stuff:<text:line-break/>Ours is libUhdAdaptor.so and lives here:<text:line-break/>WksAsr2300/pkgs/OpenSource/host/lib/UhdAdaptor/Debug</text:p>
      <text:p text:style-name="P1"><text:span text:style-name="T2">*** USB ***</text:span></text:p>
      <text:p text:style-name="P1"><text:span text:style-name="T1">Recognition of the Cypress FX3 Chip by Fedora</text:span></text:p>
      <text:p text:style-name="P1">Run "lsusb" to get a list of USB devices on the system. Observe something like:<text:line-break/>[chris@loc-wdn-dev02 ~]$ lsusb<text:line-break/>Bus 001 Device 002: ID 8087:0024 Intel Corp. Integrated Rate Matching Hub<text:line-break/>Bus 002 Device 002: ID 8087:0024 Intel Corp. Integrated Rate Matching Hub<text:line-break/>Bus 003 Device 002: ID ffff:00ff <text:s/><text:line-break/>Bus 003 Device 004: ID 0781:5530 SanDisk Corp. Cruzer</text:p>
      <text:p text:style-name="P1">1&gt; run "dmesg" to get a list of all device and see this.<text:line-break/>[ 1196.921888] usb 3-2: new high-speed USB device number 4 using xhci_hcd<text:line-break/>[ 1196.955469] usb 3-2: New USB device found, idVendor=ffff, idProduct=00ff<text:line-break/>[ 1196.955476] usb 3-2: New USB device strings: Mfr=1, Product=2, SerialNumber=0<text:line-break/>[ 1196.955480] usb 3-2: Product: FX3<text:line-break/>[ 1196.955483] usb 3-2: Manufacturer: Cypress</text:p>
      <text:p text:style-name="P1"><text:span text:style-name="T3">USB Access requires special permissions.<text:line-break/></text:span><text:span text:style-name="T4">The USB access only requires special permissions to "open" the device if not properly installed. A quick way to determine permissions is to run the following command using the device "product id".<text:line-break/>$lsusb -v -d:00ff<text:line-break/>If you see a response of "Couldn't open device, some information will be missing", this indicates that the permissions have not properly been setup.</text:span></text:p>
      <text:p text:style-name="P1"><text:span text:style-name="T3">Setup for a New ASR-2300 USB Installation (USRP1)</text:span></text:p>
      <text:p text:style-name="P1">Software Installation</text:p>
      <text:p text:style-name="P1">The udev daemon is used by some Linux distributions to handle plug/unplug events for usb devices. By default, this device activity requires adminstration privilages (root) on Linux. You will need to add a new group called Asr2300 and then add yourself to to this group.</text:p>
      <text:p text:style-name="P1">1. Add a group: su /usr/sbin/groupadd Asr2300</text:p>
      <text:p text:style-name="P1">2. Add a user to the group: /usr/sbin/usermod -G Asr2300 -a chris</text:p>
      <text:p text:style-name="P1">3. Create a file in the directory "/etc/udev/rules.d" and name it "99-Asr2300.rules" (note the "Asr2300" is also the group name).</text:p>
      <text:p text:style-name="P1">4. Reload the attributes with this command (to activate that stuff):<text:line-break/>$ sudo udevadm control --reload-rules</text:p>
      <text:p text:style-name="P1">ATTRS{idVendor}=="ffff", ATTRS{idProduct}=="00ff",MODE="0666",GROUP="Asr2300"</text:p>
      <text:p text:style-name="P1">You could echo that above text for the following...<text:line-break/>echo 'ATTR... ' &gt; tmpFile<text:line-break/>su root<text:line-break/>chown root.root tmpfile<text:line-break/>sudo mv tmpfile /etc/udev/rules.d/99-Asr2300.rules<text:line-break/>sudo udevadm control --reload-rules (load new stuff)<text:line-break/>lsusb | grep ffff:00ff (show you installed it ok).<text:line-break/></text:p>
      <text:p text:style-name="P1">Note my groups with "Asr2300" as the primary. (note that the Asr2300 matches that found in the 99-Asr2300.rules name. I had to reboot Fedora after all of this.</text:p>
      <text:p text:style-name="P1">$ groups chris</text:p>
      <text:p text:style-name="P1">chris : Asr2300 wheel users dialout usrp<text:line-break/>After the driver is installed issue the command "lsusb". To see additional information use the command "lsusb -v -d:00ff"</text:p>
      <text:p text:style-name="P1">?? Setup information can be found here for "udev for the usrp"</text:p>
      <text:p text:style-name="P1">&lt;http://gnuradio.org/redmine/projects/gnuradio/wiki/UdevConfig&gt;</text:p>
      <text:p text:style-name="P1">1) Define a group: sudo groupadd usrp (change usrp to A2300).<text:line-break/>2) Add users to the group: sudio usermod<text:s text:c="2"/></text:p>
      <text:p text:style-name="P1">${workspace_loc}/lib/A2300Usb/Debug/</text:p>
      <text:p text:style-name="P1">Eclipse software build for a simple application (no gnuradio).</text:p>
      <text:p text:style-name="P1">The gnuradio eclipse project "workspace" is here: <text:line-break/>"/home/chris/Projects/WksAsr2300/pkgs/OpenSource/host/". This project includes the Directories of:<text:line-break/>A2300Identify<text:line-break/>A2300Usb<text:line-break/>Common<text:line-break/>UhdAdaptor</text:p>
      <text:p text:style-name="P1">Creators of custom hardware can create drivers that use the UHD API. These drivers can be built as dynamically loadable modules that the UHD will load at runtime.</text:p>
      <text:p text:style-name="P1">For a module to be loaded at runtime, it must be:</text:p>
      <text:list text:style-name="L71111111111111" xml:id="list-4a7a7262-5624-4977-8631-1f01783bb584">
        <text:list-item>
          <text:p text:style-name="P2">found in the UHD_MODULE_PATH environment variable,</text:p>
        </text:list-item>
        <text:list-item>
          <text:p text:style-name="P3">installed into the &lt;prefix&gt;/share/uhd/modules directory,</text:p>
        </text:list-item>
        <text:list-item>
          <text:p text:style-name="P4">or installed into /usr/share/uhd/modules directory (unix only).</text:p>
        </text:list-item>
      </text:list>
      <text:p text:style-name="P5">Custom motherboard</text:p>
      <text:p text:style-name="P6">Create a new device driver when the driver in lib/usrp/ cannot support your custom FPGA or hardware modifications. Make a copy of the relevant driver code in lib/usrp/, make mods, and rename the class. The new device code should register itself into the discovery and factory system.</text:p>
      <text:p text:style-name="P7">(see /Projects/gnuradio/src/uhd/host/lib/usrp/)<text:line-break/></text:p>
      <text:p text:style-name="P5">Custom daughterboard</text:p>
      <text:p text:style-name="P6">Use code from an existing daughterboard in lib/usrp/dboard/* as an example. Your daughterboard code should subclass an rx dboard, rx dboard, or xcvr dboard; and it should respond to calls to get and set properties. The new daughterboard code should register itself into the dboard manager with a unique rx and/or tx 16 bit identification number. </text:p>
      <text:p text:style-name="P7"/>
      <text:p text:style-name="P8">Installation Notes (Step 1).</text:p>
      <text:p text:style-name="P8"/>
      <text:p text:style-name="P8">/home/chris/Projects/gnuradio/src</text:p>
      <text:p text:style-name="P8"/>
      <text:p text:style-name="P8">wget http://www.sbrac.org/files/build-gnuradio &amp;&amp; chmod a+x ./build-gnuradio &amp;&amp; ./build-gnuradio</text:p>
      <text:p text:style-name="P8"/>
      <text:p text:style-name="P8">edit .bash_profile to change</text:p>
      <text:p text:style-name="P8"><text:tab/>export PATH</text:p>
      <text:p text:style-name="P8">to:</text:p>
      <text:p text:style-name="P8"><text:tab/>export PATH</text:p>
      <text:p text:style-name="P8"><text:tab/>export PYTHONPATH=/usr/local/lib64/python2.7/site-packages</text:p>
      <text:p text:style-name="P8"/>
      <text:p text:style-name="P8">source .bash_profile</text:p>
      <text:p text:style-name="P8"/>
      <text:p text:style-name="P8">UHD</text:p>
      <text:p text:style-name="P8">Proprietary software can link to the UHD and not have to open source their code.</text:p>
      <text:p text:style-name="P8"/>
      <text:p text:style-name="P8">UHD Requirements:</text:p>
      <text:p text:style-name="P8">&gt; Git Account</text:p>
      <text:p text:style-name="P8">&gt; C++ compiler (gcc, msvc)</text:p>
      <text:p text:style-name="P8">&gt; CMake 2.6 (or higher)</text:p>
      <text:p text:style-name="P8">&gt; Boost 1.36 (or higher)</text:p>
      <text:p text:style-name="P8">&gt; LibUSB 1.0 (or higher)</text:p>
      <text:p text:style-name="P8">&gt; Python 2.6 (or higher)</text:p>
      <text:p text:style-name="P8">&gt; Cheetah 2.6 (or higher</text:p>
      <text:p text:style-name="P8">&gt; Doxygen</text:p>
      <text:p text:style-name="P8">&gt; Docutils</text:p>
      <text:p text:style-name="P8"/>
      <text:p text:style-name="P8">Python 101</text:p>
      <text:p text:style-name="P8">1. How to find a uhd device:</text:p>
      <text:p text:style-name="P8"><text:span text:style-name="T5">d = uhd.find_devices(uhd.device_addr(options.args))</text:span></text:p>
      <text:p text:style-name="P9">uhd_type = d[0].get('type')<text:line-break/>if( uhd_type == "asr-2300")<text:line-break/><text:tab/>tr0 = uhd.tune_request(freq0)</text:p>
      <text:p text:style-name="P9"/>
      <text:p text:style-name="P9">Software Installation Notes:<text:line-break/>gnuradio source is can be downloaded from the github using the following command:<text:line-break/>&gt; git clone http://git.gnuradio.org/git/gnuradio.git</text:p>
      <text:p text:style-name="P9"><text:line-break/>We installed gnuradio-0:3.6.5-2<text:line-break/>Which version of boost am I using? (mine says 0:1.50)<text:line-break/>&gt; repoquery yum repository boost&lt;CR&gt;</text:p>
      <text:p text:style-name="P9">gnuradio source<text:line-break/>gnuradio/gnuradio = build directory<text:line-break/>Refer to the gnuradio.org website for build instructions.<text:line-break/></text:p>
      <text:p text:style-name="P10"/>
      <text:p text:style-name="P8">pwd&gt; /home/chris/Projects/gnuradio/src/gnuradio/build</text:p>
      <text:p text:style-name="P8">cmake -DCMAKE_BUILD_TYPE=Debug ../</text:p>
      <text:p text:style-name="P8">make &amp;&amp; make test</text:p>
      <text:p text:style-name="P8"/>
      <text:p text:style-name="P8"/>
      <text:p text:style-name="P8"/>
      <text:p text:style-name="P8"/>
      <text:p text:style-name="P8">98% tests passed, 3 tests failed out of 175</text:p>
      <text:p text:style-name="P10"/>
      <text:p text:style-name="P10">Total Test time (real) = <text:s/>80.61 sec</text:p>
      <text:p text:style-name="P10"/>
      <text:p text:style-name="P10">The following tests FAILED:</text:p>
      <text:p text:style-name="P10"><text:tab/> <text:s/>4 - qa_tag_utils (Failed)</text:p>
      <text:p text:style-name="P10"><text:tab/> <text:s/>5 - qa_feval (Failed)</text:p>
      <text:p text:style-name="P10"><text:tab/> <text:s/>6 - qa_kludged_imports (Failed)</text:p>
      <text:p text:style-name="P10">Errors while running CTest</text:p>
      <text:p text:style-name="P8"/>
      <text:p text:style-name="P8">USB Transport (LibUSB)</text:p>
      <text:p text:style-name="P8"/>
      <text:p text:style-name="P10">The USB transport is implemented with LibUSB. LibUSB provides an asynchronous API for USB bulk transfers.</text:p>
      <text:p text:style-name="P11"><text:span text:style-name="T6">Transport parameters</text:span></text:p>
      <text:p text:style-name="P12"><text:span text:style-name="T6">The following parameters can be used to alter the transport's default behavior:</text:span></text:p>
      <text:list text:style-name="L71111" xml:id="list-34ff368f-d611-4a50-87a8-445be6b1fe0d">
        <text:list-item>
          <text:p text:style-name="P13"><text:span text:style-name="T6">recv_frame_size: The size of a single receive transfers in bytes</text:span></text:p>
        </text:list-item>
        <text:list-item>
          <text:p text:style-name="P7"><text:span text:style-name="T6">num_recv_frames: The number of simultaneous receive transfers</text:span></text:p>
        </text:list-item>
        <text:list-item>
          <text:p text:style-name="P7"><text:span text:style-name="T6">send_frame_size: The size of a single send transfers in bytes</text:span></text:p>
        </text:list-item>
        <text:list-item>
          <text:p text:style-name="P14"><text:span text:style-name="T6">num_send_frames: The number of simultaneous send transfers</text:span></text:p>
        </text:list-item>
      </text:list>
      <text:p text:style-name="P11"><text:span text:style-name="T6">Setup Udev for USB (Linux)</text:span></text:p>
      <text:p text:style-name="P12"><text:span text:style-name="T6">On Linux, Udev handles USB plug and unplug events. The following commands install a Udev rule so that non-root users may access the device:</text:span></text:p>
      <text:p text:style-name="P15"><text:span text:style-name="T7">cd &lt;install-path&gt;/share/uhd/utils</text:span></text:p>
      <text:p text:style-name="P16"><text:span text:style-name="T7">sudo cp uhd-usrp.rules /etc/udev/rules.d/</text:span></text:p>
      <text:p text:style-name="P9"><text:span text:style-name="T7">sudo udevadm control --reload-rules</text:span></text:p>
      <text:p text:style-name="P17"><text:span text:style-name="T5">After the update you can run the following command:</text:span></text:p>
      <text:p text:style-name="P7">$ lsusb -v -d:00ff</text:p>
      <text:p text:style-name="P7">Bus 003 Device 011: ID ffff:00ff<text:s text:c="2"/></text:p>
      <text:p text:style-name="P7">Couldn't open device, some information will be missing</text:p>
      <text:p text:style-name="P7">(this output indicates you do not have "driver" access.</text:p>
      <text:p text:style-name="P7"/>
      <text:p text:style-name="P7">Eclipse Linkage.</text:p>
      <text:p text:style-name="P7">uhd</text:p>
      <text:p text:style-name="P7">boost_system</text:p>
      <text:p text:style-name="P7">boost_program_options</text:p>
      <text:p text:style-name="P7">dl</text:p>
      <text:p text:style-name="P7">Library Paths:</text:p>
      <text:p text:style-name="P7">/../Common/Debug</text:p>
      <text:p text:style-name="P7">/home/chris/Projects/gnuradio/src/uhd/host/build/lib</text:p>
      <text:p text:style-name="P7"/>
      <text:p text:style-name="P7">Notes on system startup.</text:p>
      <text:p text:style-name="P7">1) _dev = device::make(addr); // device_addr_t addr;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style:tab-stop-distance="42.519758699999997pt"/>
    </style:default-style>
    <style:style style:name="Bullet_20List" style:display-name="Bullet List" style:family="paragraph" style:list-style-name="L6" style:next-style-name="Head_201">
      <style:paragraph-properties fo:background-color="transparent" fo:keep-together="auto"/>
      <style:text-properties fo:background-color="transparent" fo:font-family="Sans Serif" fo:font-size="10.000000000000000pt" fo:font-style="normal" fo:font-variant="normal" fo:font-weight="normal" fo:text-transform="none" style:text-line-through-style="none" style:text-line-through-type="none" style:text-underline-color="font-color" style:text-underline-style="none" style:text-underline-type="none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Enumerated_20List" style:display-name="Enumerated List" style:family="paragraph" style:list-style-name="L4"/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A1" style:display-name="A1" style:family="paragraph">
      <style:paragraph-properties style:tab-stop-distance="42.519758699999997pt"/>
    </style:style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Standard" style:display-name="Standard" style:family="paragraph">
      <style:paragraph-properties fo:background-color="transparent" fo:line-height="100%" fo:margin="0.000000000000000pt" fo:text-align="left" fo:text-indent="0.000000000000000pt"/>
      <style:text-properties fo:background-color="transparent" fo:color="#000000" fo:country="US" fo:font-family="Sans Serif" fo:font-size="10.000000000000000pt" fo:font-style="normal" fo:font-weight="normal" fo:hyphenate="false" fo:language="en" fo:text-shadow="none" style:text-line-through-style="none" style:text-line-through-type="none" style:text-underline-color="font-color" style:text-underline-mode="continuous" style:text-underline-style="none" style:text-underline-type="none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Alphabetical_20List" style:display-name="Alphabetical List" style:family="paragraph" style:list-style-name="L5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4" style:display-name="L4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5" style:display-name="L5">
      <text:list-level-style-number text:start-value="1" text:display-levels="1" style:num-format="a" text:level="1" style:num-prefix="" style:num-suffix=")">
        <style:list-level-properties text:list-level-position-and-space-mode="label-width-and-position" fo:text-align="start"/>
      </text:list-level-style-number>
    </text:list-style>
    <text:list-style style:name="L2" style:display-name="L2">
      <text:list-level-style-number text:start-value="1" text:display-levels="2" style:num-format="1" text:level="2" style:num-prefix="" style:num-suffix=".">
        <style:list-level-properties text:list-level-position-and-space-mode="label-width-and-position" fo:text-align="start"/>
      </text:list-level-style-number>
    </text:list-style>
    <text:list-style style:name="L3" style:display-name="L3">
      <text:list-level-style-number text:start-value="1" text:display-levels="3" style:num-format="1" text:level="3" style:num-prefix="" style:num-suffix=".">
        <style:list-level-properties text:list-level-position-and-space-mode="label-width-and-position" fo:text-align="start"/>
      </text:list-level-style-number>
    </text:list-style>
    <text:list-style style:name="L611" style:display-name="L611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61" style:display-name="L61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1" style:display-name="L1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outline-style style:name="O">
      <text:outline-level-style text:start-value="1" text:display-levels="1" style:num-format="1" text:level="1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2" style:num-format="1" text:level="2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3" style:num-format="1" text:level="3" style:num-prefix="" style:num-suffix=".">
        <style:list-level-properties text:list-level-position-and-space-mode="label-width-and-position" fo:text-align="start"/>
      </text:outline-level-style>
    </text:outline-style>
    <text:notes-configuration text:note-class="footnote" text:start-value="1" style:num-format="1" text:start-numbering-at="document" text:footnotes-position="page"/>
    <text:notes-configuration text:note-class="endnote" text:start-value="1" style:num-format="1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72.000124732000003pt" fo:margin-left="90.000155914999993pt" fo:margin-right="90.000155914999993pt" fo:margin-top="72.000124732000003pt" fo:padding="0.000000000000000pt" fo:page-height="792.001372051999965pt" fo:page-width="612.001060221999978pt" style:print-orientation="portrait"/>
    </style:page-layout>
  </office:automatic-styles>
  <office:master-styles>
    <style:master-page style:name="Standard1" style:display-name="Default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6.4</meta:generator>
    <dc:title/>
    <meta:initial-creator>Unknown</meta:initial-creator>
    <meta:editing-cycles>53</meta:editing-cycles>
    <dc:date>2013-09-05T22:23:48</dc:date>
    <meta:creation-date>2013-08-14T09:33:32</meta:creation-date>
    <dc:creator>Chris Center</dc:creator>
    <meta:user-defined meta:name="email">Chris.Center@Loctronix.com</meta:user-defined>
  </office:meta>
</office:document-meta>
</file>